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W</mi>
      <mrow>
        <mspace width="2em"/>
        <mo stretchy="false">=</mo>
        <mspace width="2em"/>
      </mrow>
      <mrow>
        <mo stretchy="false">∫</mo>
        <mspace width="0.5em"/>
      </mrow>
      <mtext>d</mtext>
      <mi>W</mi>
      <mrow>
        <mspace width="2em"/>
        <mo stretchy="false">=</mo>
        <mrow>
          <mspace width="2em"/>
          <mo stretchy="false">−</mo>
          <mrow>
            <mo stretchy="false">∫</mo>
            <mspace width="0.5em"/>
          </mrow>
        </mrow>
      </mrow>
      <mi>p</mi>
      <mspace width="0.5em"/>
      <mtext>d</mtext>
      <mi>V</mi>
      <mrow>
        <mspace width="2em"/>
        <mo stretchy="false">=</mo>
        <mrow>
          <mspace width="2em"/>
          <mo stretchy="false">−</mo>
          <mi>N</mi>
        </mrow>
      </mrow>
      <mspace width="0.5em"/>
      <msub>
        <mi>k</mi>
        <mtext>B</mtext>
      </msub>
      <mspace width="0.5em"/>
      <mi>T</mi>
      <mspace width="0.5em"/>
      <mi>ln</mi>
      <mrow>
        <mo fence="true" stretchy="true">(</mo>
        <mrow>
          <mfrac>
            <msub>
              <mi>V</mi>
              <mtext>E</mtext>
            </msub>
            <msub>
              <mi>V</mi>
              <mtext>A</mtext>
            </msub>
          </mfrac>
        </mrow>
        <mo fence="true" stretchy="true">)</mo>
      </mrow>
    </mrow>
    <annotation encoding="StarMath 5.0">W ~=~ int ` "d" W 
~=~ - int ` p ` "d" V 
~=~ - N ` k_"B" ` T ` ln left ( V _"E" over V _"A"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0:48:03.729000000</meta:creation-date>
    <dc:date>2015-04-08T10:49:56.385000000</dc:date>
    <meta:editing-duration>PT1M52S</meta:editing-duration>
    <meta:editing-cycles>1</meta:editing-cycles>
    <meta:generator>LibreOffice/4.3.4.1$Windows_x86 LibreOffice_project/bc356b2f991740509f321d70e4512a6a54c5f243</meta:generator>
  </office:meta>
</office:document-meta>
</file>